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3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8pt" style:font-style-asian="normal" style:font-weight-asian="normal" style:font-name-complex="Tahoma" style:font-size-complex="8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2">
          <table:table-cell/>
          <table:table-cell office:value-type="string">
            <text:p>Value</text:p>
          </table:table-cell>
          <table:table-cell office:value-type="string">
            <text:p>Qty</text:p>
          </table:table-cell>
          <table:table-cell/>
          <table:table-cell office:value-type="string">
            <text:p>Mouser</text:p>
          </table:table-cell>
          <table:table-cell office:value-type="string">
            <text:p>Digikey</text:p>
          </table:table-cell>
          <table:table-cell office:value-type="string">
            <text:p><text:a xlink:href="mailto:Price@100">Price@100</text:a></text:p>
          </table:table-cell>
          <table:table-cell office:value-type="string">
            <text:p>qty*price</text:p>
          </table:table-cell>
        </table:table-row>
        <table:table-row table:style-name="ro2">
          <table:table-cell/>
          <table:table-cell table:style-name="ce1" office:value-type="string">
            <text:p>xbee_compat</text:p>
          </table:table-cell>
          <table:table-cell table:number-columns-repeated="6"/>
        </table:table-row>
        <table:table-row table:style-name="ro2">
          <table:table-cell office:value-type="string">
            <text:p>A1</text:p>
          </table:table-cell>
          <table:table-cell office:value-type="string">
            <text:p>ANT-2.4-CHP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<text:a xlink:href="http://www.mouser.com/Search/ProductDetail.aspx?R=ANT-2.45-CHP-Bvirtualkey59000000virtualkey712-ANT-2.45-CHP-B">http://www.mouser.com/Search/ProductDetail.aspx?R=ANT-2.45-CHP-Bvirtualkey59000000virtualkey712-ANT-2.45-CHP-B</text:a></text:p>
          </table:table-cell>
          <table:table-cell/>
          <table:table-cell office:value-type="float" office:value="1.18">
            <text:p>1.18</text:p>
          </table:table-cell>
          <table:table-cell table:formula="of:=[.C3]*[.G3]" office:value-type="float" office:value="1.18">
            <text:p>1.18</text:p>
          </table:table-cell>
        </table:table-row>
        <table:table-row table:style-name="ro2">
          <table:table-cell office:value-type="string">
            <text:p>A2</text:p>
          </table:table-cell>
          <table:table-cell office:value-type="string">
            <text:p>CONREVSMA003.031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<text:a xlink:href="http://www.mouser.com/ProductDetail/Linx-Technologies/CONREVSMA003031/?qs=sGAEpiMZZMuLQf%252bEuFsOru48dlYVRPu%252buTfSZ%2FGv7%252bw%3D">http://www.mouser.com/ProductDetail/Linx-Technologies/CONREVSMA003031/?qs=sGAEpiMZZMuLQf%252bEuFsOru48dlYVRPu%252buTfSZ%2fGv7%252bw%3d</text:a></text:p>
          </table:table-cell>
          <table:table-cell table:style-name="ce3" office:value-type="string">
            <text:p><text:a xlink:href="http://search.digikey.com/us/en/products/CONREVSMA003.031/CONREVSMA003.031-ND/340146">http://search.digikey.com/us/en/products/CONREVSMA003.031/CONREVSMA003.031-ND/340146</text:a></text:p>
          </table:table-cell>
          <table:table-cell office:value-type="float" office:value="2.41">
            <text:p>2.41</text:p>
          </table:table-cell>
          <table:table-cell table:formula="of:=[.C4]*[.G4]" office:value-type="float" office:value="2.41">
            <text:p>2.41</text:p>
          </table:table-cell>
        </table:table-row>
        <table:table-row table:style-name="ro2">
          <table:table-cell office:value-type="string">
            <text:p>B1</text:p>
          </table:table-cell>
          <table:table-cell table:style-name="ce2" office:value-type="string">
            <text:p>LDB182G4510C-110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<text:a xlink:href="http://www.mouser.com/Search/ProductDetail.aspx?R=LDB182G4510C-110virtualkey64800000virtualkey81-LDB182G4510C-110">http://www.mouser.com/Search/ProductDetail.aspx?R=LDB182G4510C-110virtualkey64800000virtualkey81-LDB182G4510C-110</text:a></text:p>
          </table:table-cell>
          <table:table-cell/>
          <table:table-cell office:value-type="float" office:value="0.302">
            <text:p>0.30</text:p>
          </table:table-cell>
          <table:table-cell table:formula="of:=[.C5]*[.G5]" office:value-type="float" office:value="0.302">
            <text:p>0.30</text:p>
          </table:table-cell>
        </table:table-row>
        <table:table-row table:style-name="ro2">
          <table:table-cell office:value-type="string">
            <text:p>C1,C2</text:p>
          </table:table-cell>
          <table:table-cell office:value-type="string">
            <text:p>22p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<text:a xlink:href="http://www.mouser.com/ProductDetail/AVX/04025A220KAT2A/?qs=sGAEpiMZZMvQvaS66kI3TnfvI%2FCJ5gU5ayGvi2xjjvU%3D">http://www.mouser.com/ProductDetail/AVX/04025A220KAT2A/?qs=sGAEpiMZZMvQvaS66kI3TnfvI%2fCJ5gU5ayGvi2xjjvU%3d</text:a></text:p>
          </table:table-cell>
          <table:table-cell table:style-name="ce3" office:value-type="string">
            <text:p><text:a xlink:href="http://search.digikey.com/us/en/products/04025A220KAT2A/478-3660-1-ND/1116358">http://search.digikey.com/us/en/products/04025A220KAT2A/478-3660-1-ND/1116358</text:a></text:p>
          </table:table-cell>
          <table:table-cell office:value-type="float" office:value="0.016">
            <text:p>0.02</text:p>
          </table:table-cell>
          <table:table-cell table:formula="of:=[.C6]*[.G6]" office:value-type="float" office:value="0.032">
            <text:p>0.03</text:p>
          </table:table-cell>
        </table:table-row>
        <table:table-row table:style-name="ro2">
          <table:table-cell office:value-type="string">
            <text:p>C3,C4,C10,C11</text:p>
          </table:table-cell>
          <table:table-cell office:value-type="string">
            <text:p>8p</text:p>
          </table:table-cell>
          <table:table-cell office:value-type="float" office:value="4">
            <text:p>4</text:p>
          </table:table-cell>
          <table:table-cell/>
          <table:table-cell office:value-type="string">
            <text:p><text:a xlink:href="http://www.mouser.com/ProductDetail/Xicon/140-CC505N80D-RC/?qs=sGAEpiMZZMvQvaS66kI3TgKhK8TKNbtYvOIZPpwMUIk%3D">http://www.mouser.com/ProductDetail/Xicon/140-CC505N80D-RC/?qs=sGAEpiMZZMvQvaS66kI3TgKhK8TKNbtYvOIZPpwMUIk%3d</text:a></text:p>
          </table:table-cell>
          <table:table-cell/>
          <table:table-cell office:value-type="float" office:value="0.03">
            <text:p>0.03</text:p>
          </table:table-cell>
          <table:table-cell table:formula="of:=[.C7]*[.G7]" office:value-type="float" office:value="0.12">
            <text:p>0.12</text:p>
          </table:table-cell>
        </table:table-row>
        <table:table-row table:style-name="ro2">
          <table:table-cell office:value-type="string">
            <text:p>C5,C6,C7,C8,DC1,DC3,DC5,DC7</text:p>
          </table:table-cell>
          <table:table-cell office:value-type="string">
            <text:p>1u</text:p>
          </table:table-cell>
          <table:table-cell office:value-type="float" office:value="8">
            <text:p>8</text:p>
          </table:table-cell>
          <table:table-cell/>
          <table:table-cell office:value-type="string">
            <text:p>http://www.mouser.com/ProductDetail/TDK/C1005X5R1C105MT/?qs=sGAEpiMZZMvQvaS66kI3TrP1hxAsQCN4uU1i1iclMaI%3d</text:p>
          </table:table-cell>
          <table:table-cell/>
          <table:table-cell office:value-type="float" office:value="0.04">
            <text:p>0.04</text:p>
          </table:table-cell>
          <table:table-cell table:formula="of:=[.C8]*[.G8]" office:value-type="float" office:value="0.32">
            <text:p>0.32</text:p>
          </table:table-cell>
        </table:table-row>
        <table:table-row table:style-name="ro2">
          <table:table-cell office:value-type="string">
            <text:p>C9</text:p>
          </table:table-cell>
          <table:table-cell office:value-type="string">
            <text:p>2.2p</text:p>
          </table:table-cell>
          <table:table-cell office:value-type="float" office:value="1">
            <text:p>1</text:p>
          </table:table-cell>
          <table:table-cell/>
          <table:table-cell office:value-type="string">
            <text:p><text:a xlink:href="http://www.mouser.com/ProductDetail/Murata/GJM1555C1H2R2CB01D/?qs=sGAEpiMZZMvQvaS66kI3TrN%252byC5bdDcNH5va4vSDKSI%3D">http://www.mouser.com/ProductDetail/Murata/GJM1555C1H2R2CB01D/?qs=sGAEpiMZZMvQvaS66kI3TrN%252byC5bdDcNH5va4vSDKSI%3d</text:a></text:p>
          </table:table-cell>
          <table:table-cell/>
          <table:table-cell office:value-type="float" office:value="0.04">
            <text:p>0.04</text:p>
          </table:table-cell>
          <table:table-cell table:formula="of:=[.C9]*[.G9]" office:value-type="float" office:value="0.04">
            <text:p>0.04</text:p>
          </table:table-cell>
        </table:table-row>
        <table:table-row table:style-name="ro2">
          <table:table-cell office:value-type="string">
            <text:p>C12,C13,C14,C15</text:p>
          </table:table-cell>
          <table:table-cell office:value-type="string">
            <text:p>100p</text:p>
          </table:table-cell>
          <table:table-cell office:value-type="float" office:value="4">
            <text:p>4</text:p>
          </table:table-cell>
          <table:table-cell/>
          <table:table-cell office:value-type="string">
            <text:p>http://www.mouser.com/ProductDetail/Vishay-Vitramon/VJ0402Y101KXACW1BC/?qs=sGAEpiMZZMvQvaS66kI3TpURFoVWTYE7n5Lh64O3YB0%3d</text:p>
          </table:table-cell>
          <table:table-cell/>
          <table:table-cell office:value-type="float" office:value="0.032">
            <text:p>0.03</text:p>
          </table:table-cell>
          <table:table-cell table:formula="of:=[.C10]*[.G10]" office:value-type="float" office:value="0.128">
            <text:p>0.13</text:p>
          </table:table-cell>
        </table:table-row>
        <table:table-row table:style-name="ro2">
          <table:table-cell office:value-type="string">
            <text:p>J1</text:p>
          </table:table-cell>
          <table:table-cell table:style-name="ce3" office:value-type="string">
            <text:p>20021121-00010T4LF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<text:a xlink:href="http://www.mouser.com/ProductDetail/FCI/20021121-00010T4LF/?qs=oJs1R%252bxK6kTva5Su0CuB6g%3D%3D">http://www.mouser.com/ProductDetail/FCI/20021121-00010T4LF/?qs=oJs1R%252bxK6kTva5Su0CuB6g%3d%3d</text:a></text:p>
          </table:table-cell>
          <table:table-cell table:style-name="ce3" office:value-type="string">
            <text:p><text:a xlink:href="http://search.digikey.com/us/en/products/20021121-00010T4LF/609-3729-ND/2209075">http://search.digikey.com/us/en/products/20021121-00010T4LF/609-3729-ND/2209075</text:a></text:p>
          </table:table-cell>
          <table:table-cell office:value-type="float" office:value="0.531">
            <text:p>0.53</text:p>
          </table:table-cell>
          <table:table-cell table:formula="of:=[.C11]*[.G11]" office:value-type="float" office:value="0.531">
            <text:p>0.53</text:p>
          </table:table-cell>
        </table:table-row>
        <table:table-row table:style-name="ro2">
          <table:table-cell office:value-type="string">
            <text:p>R1</text:p>
          </table:table-cell>
          <table:table-cell office:value-type="float" office:value="680">
            <text:p>680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<text:a xlink:href="http://www.mouser.com/ProductDetail/Panasonic/ERA-2AEB681X/?qs=YFwoyZoVY0gb3nMErT450A%3D%3D">http://www.mouser.com/ProductDetail/Panasonic/ERA-2AEB681X/?qs=YFwoyZoVY0gb3nMErT450A%3d%3d</text:a></text:p>
          </table:table-cell>
          <table:table-cell/>
          <table:table-cell office:value-type="float" office:value="0.219">
            <text:p>0.22</text:p>
          </table:table-cell>
          <table:table-cell table:formula="of:=[.C12]*[.G12]" office:value-type="float" office:value="0.219">
            <text:p>0.22</text:p>
          </table:table-cell>
        </table:table-row>
        <table:table-row table:style-name="ro2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mouser.com/ProductDetail/Susumu/RR0510P-103-D/?qs=sGAEpiMZZMvdGkrng054t%2fXDkuzyg5Mc5UWzTHC16AU%3d</text:p>
          </table:table-cell>
          <table:table-cell/>
          <table:table-cell office:value-type="float" office:value="0.046">
            <text:p>0.05</text:p>
          </table:table-cell>
          <table:table-cell table:formula="of:=[.C13]*[.G13]" office:value-type="float" office:value="0.046">
            <text:p>0.05</text:p>
          </table:table-cell>
        </table:table-row>
        <table:table-row table:style-name="ro2">
          <table:table-cell office:value-type="string">
            <text:p>L1</text:p>
          </table:table-cell>
          <table:table-cell office:value-type="string">
            <text:p>10u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ttp://www.mouser.com/ProductDetail/TDK/MLZ1608E100M/?qs=sGAEpiMZZMsg%252by3WlYCkUxQyIsDb7wngVRrHoMs4Qe0%3d</text:p>
          </table:table-cell>
          <table:table-cell/>
          <table:table-cell office:value-type="float" office:value="0.055">
            <text:p>0.06</text:p>
          </table:table-cell>
          <table:table-cell table:formula="of:=[.C14]*[.G14]" office:value-type="float" office:value="0.055">
            <text:p>0.06</text:p>
          </table:table-cell>
        </table:table-row>
        <table:table-row table:style-name="ro2">
          <table:table-cell office:value-type="string">
            <text:p>U1</text:p>
          </table:table-cell>
          <table:table-cell office:value-type="string">
            <text:p>at86RF231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<text:a xlink:href="http://www.mouser.com/ProductDetail/Atmel/AT86RF231-ZU/?qs=sGAEpiMZZMt%252bz66QWnul0TEBOEcMwHdrNT1UYygoPEE%3D">http://www.mouser.com/ProductDetail/Atmel/AT86RF231-ZU/?qs=sGAEpiMZZMt%252bz66QWnul0TEBOEcMwHdrNT1UYygoPEE%3d</text:a></text:p>
          </table:table-cell>
          <table:table-cell table:style-name="ce3" office:value-type="string">
            <text:p><text:a xlink:href="http://search.digikey.com/us/en/products/AT86RF231-ZU/AT86RF231-ZU-ND/1870495">http://search.digikey.com/us/en/products/AT86RF231-ZU/AT86RF231-ZU-ND/1870495</text:a></text:p>
          </table:table-cell>
          <table:table-cell office:value-type="float" office:value="2.64">
            <text:p>2.64</text:p>
          </table:table-cell>
          <table:table-cell table:formula="of:=[.C15]*[.G15]" office:value-type="float" office:value="2.64">
            <text:p>2.64</text:p>
          </table:table-cell>
        </table:table-row>
        <table:table-row table:style-name="ro2">
          <table:table-cell office:value-type="string">
            <text:p>U2</text:p>
          </table:table-cell>
          <table:table-cell office:value-type="string">
            <text:p>LPC1758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<text:a xlink:href="http://www.mouser.com/ProductDetail/NXP-Semiconductors/LPC1758FBD80551/?qs=sGAEpiMZZMsX0CFs5rpLHuW%2F%2FrZEUlY6">http://www.mouser.com/ProductDetail/NXP-Semiconductors/LPC1758FBD80551/?qs=sGAEpiMZZMsX0CFs5rpLHuW%2f%2frZEUlY6</text:a></text:p>
          </table:table-cell>
          <table:table-cell table:style-name="ce3" office:value-type="string">
            <text:p><text:a xlink:href="http://search.digikey.com/scripts/DkSearch/dksus.dll?vendor=0&amp;keywords=568-4792-ND">http://search.digikey.com/scripts/DkSearch/dksus.dll?vendor=0&amp;keywords=568-4792-ND</text:a></text:p>
          </table:table-cell>
          <table:table-cell office:value-type="float" office:value="7.24">
            <text:p>7.24</text:p>
          </table:table-cell>
          <table:table-cell table:formula="of:=[.C16]*[.G16]" office:value-type="float" office:value="7.24">
            <text:p>7.24</text:p>
          </table:table-cell>
        </table:table-row>
        <table:table-row table:style-name="ro2">
          <table:table-cell office:value-type="string">
            <text:p>U3</text:p>
          </table:table-cell>
          <table:table-cell office:value-type="string">
            <text:p>AS179-90lf</text:p>
          </table:table-cell>
          <table:table-cell office:value-type="float" office:value="1">
            <text:p>1</text:p>
          </table:table-cell>
          <table:table-cell table:number-columns-repeated="2"/>
          <table:table-cell table:style-name="ce3" office:value-type="string">
            <text:p><text:a xlink:href="http://search.digikey.com/us/en/products/AS179-92LF/863-1003-1-ND/2052158">http://search.digikey.com/us/en/products/AS179-92LF/863-1003-1-ND/2052158</text:a></text:p>
          </table:table-cell>
          <table:table-cell office:value-type="float" office:value="0.398">
            <text:p>0.40</text:p>
          </table:table-cell>
          <table:table-cell table:formula="of:=[.C17]*[.G17]" office:value-type="float" office:value="0.398">
            <text:p>0.40</text:p>
          </table:table-cell>
        </table:table-row>
        <table:table-row table:style-name="ro2">
          <table:table-cell office:value-type="string">
            <text:p>X1</text:p>
          </table:table-cell>
          <table:table-cell office:value-type="string">
            <text:p>CX3225SA / NX3225GA-16.000M-STD-CRG-1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<text:a xlink:href="http://www.mouser.com/ProductDetail/AVX/CX3225SA16000D0PSTZ1/?qs=sGAEpiMZZMsBj6bBr9Q9aY8UfqW4m24hMSJQnZ1FhJM%3D">http://www.mouser.com/ProductDetail/AVX/CX3225SA16000D0PSTZ1/?qs=sGAEpiMZZMsBj6bBr9Q9aY8UfqW4m24hMSJQnZ1FhJM%3d</text:a></text:p>
          </table:table-cell>
          <table:table-cell table:style-name="ce3" office:value-type="string">
            <text:p><text:a xlink:href="http://search.digikey.com/us/en/products/NX3225GA-16.000M-STD-CRG-1/644-1157-1-ND/2261474">http://search.digikey.com/us/en/products/NX3225GA-16.000M-STD-CRG-1/644-1157-1-ND/2261474</text:a></text:p>
          </table:table-cell>
          <table:table-cell office:value-type="float" office:value="0.7">
            <text:p>0.7</text:p>
          </table:table-cell>
          <table:table-cell table:formula="of:=[.C18]*[.G18]" office:value-type="float" office:value="0.7">
            <text:p>0.7</text:p>
          </table:table-cell>
        </table:table-row>
        <table:table-row table:style-name="ro2">
          <table:table-cell office:value-type="string">
            <text:p>X2</text:p>
          </table:table-cell>
          <table:table-cell office:value-type="string">
            <text:p>ABS07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<text:a xlink:href="http://www.mouser.com/Search/ProductDetail.aspx?R=ABS07-32.768KHz-1-Tvirtualkey52750000virtualkey815-ABS07-32.7K-1-T">http://www.mouser.com/Search/ProductDetail.aspx?R=ABS07-32.768KHz-1-Tvirtualkey52750000virtualkey815-ABS07-32.7K-1-T</text:a></text:p>
          </table:table-cell>
          <table:table-cell table:style-name="ce3" office:value-type="string">
            <text:p><text:a xlink:href="http://search.digikey.com/us/en/products/ABS07-32.768KHZ-1-T/535-9808-1-ND/2001431">http://search.digikey.com/us/en/products/ABS07-32.768KHZ-1-T/535-9808-1-ND/2001431</text:a></text:p>
          </table:table-cell>
          <table:table-cell office:value-type="float" office:value="0.84">
            <text:p>0.84</text:p>
          </table:table-cell>
          <table:table-cell table:formula="of:=[.C19]*[.G19]" office:value-type="float" office:value="0.84">
            <text:p>0.84</text:p>
          </table:table-cell>
        </table:table-row>
        <table:table-row table:style-name="ro2">
          <table:table-cell office:value-type="string">
            <text:p>XB1</text:p>
          </table:table-cell>
          <table:table-cell/>
          <table:table-cell office:value-type="float" office:value="2">
            <text:p>2</text:p>
          </table:table-cell>
          <table:table-cell/>
          <table:table-cell table:style-name="ce3" office:value-type="string">
            <text:p><text:a xlink:href="http://www.mouser.com/ProductDetail/Harwin/M22-2511046/?qs=sGAEpiMZZMtsLRyDR9nM114VzIC6WROoLu2D1LnMLOk%3D">http://www.mouser.com/ProductDetail/Harwin/M22-2511046/?qs=sGAEpiMZZMtsLRyDR9nM114VzIC6WROoLu2D1LnMLOk%3d</text:a></text:p>
          </table:table-cell>
          <table:table-cell table:style-name="ce3" office:value-type="string">
            <text:p><text:a xlink:href="http://search.digikey.com/scripts/dksearch/dksus.dll?vendor=0&amp;keywords=S5800-10-ND">http://search.digikey.com/scripts/dksearch/dksus.dll?vendor=0&amp;keywords=S5800-10-ND</text:a></text:p>
          </table:table-cell>
          <table:table-cell office:value-type="float" office:value="0.266">
            <text:p>0.27</text:p>
          </table:table-cell>
          <table:table-cell table:formula="of:=[.C20]*[.G20]" office:value-type="float" office:value="0.532">
            <text:p>0.53</text:p>
          </table:table-cell>
        </table:table-row>
        <table:table-row table:style-name="ro2">
          <table:table-cell/>
          <table:table-cell table:style-name="ce1" office:value-type="string">
            <text:p>simple_breakout</text:p>
          </table:table-cell>
          <table:table-cell table:number-columns-repeated="6"/>
        </table:table-row>
        <table:table-row table:style-name="ro2">
          <table:table-cell office:value-type="string">
            <text:p>U1</text:p>
          </table:table-cell>
          <table:table-cell office:value-type="string">
            <text:p>NX1117C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http://search.digikey.com/us/en/products/NX1117CE33Z,115/568-8443-1-ND/2765160</text:p>
          </table:table-cell>
          <table:table-cell office:value-type="float" office:value="0.349">
            <text:p>0.35</text:p>
          </table:table-cell>
          <table:table-cell table:formula="of:=[.C22]*[.G22]" office:value-type="float" office:value="0.349">
            <text:p>0.35</text:p>
          </table:table-cell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formula="of:=[.C23]*[.G23]" office:value-type="float" office:value="0">
            <text:p>0</text:p>
          </table:table-cell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formula="of:=[.C24]*[.G24]" office:value-type="float" office:value="0">
            <text:p>0</text:p>
          </table:table-cell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formula="of:=[.C25]*[.G25]" office:value-type="float" office:value="0">
            <text:p>0</text:p>
          </table:table-cell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formula="of:=[.C26]*[.G26]" office:value-type="float" office:value="0">
            <text:p>0</text:p>
          </table:table-cell>
        </table:table-row>
        <table:table-row table:style-name="ro2">
          <table:table-cell table:number-columns-repeated="2"/>
          <table:table-cell/>
          <table:table-cell table:number-columns-repeated="3"/>
          <table:table-cell/>
          <table:table-cell table:formula="of:=[.C27]*[.G27]" office:value-type="float" office:value="0">
            <text:p>0</text:p>
          </table:table-cell>
        </table:table-row>
        <table:table-row table:style-name="ro2">
          <table:table-cell office:value-type="string">
            <text:p>Total:</text:p>
          </table:table-cell>
          <table:table-cell table:number-columns-repeated="6"/>
          <table:table-cell table:formula="of:=SUM([.H2:.H27])" office:value-type="float" office:value="18.082">
            <text:p>18.08</text:p>
          </table:table-cell>
        </table:table-row>
        <table:table-row table:style-name="ro2">
          <table:table-cell office:value-type="string">
            <text:p>Passives:</text:p>
          </table:table-cell>
          <table:table-cell table:number-columns-repeated="6"/>
          <table:table-cell table:formula="of:=SUM([.H6];[.H7];[.H8];[.H9];[.H10];[.H12];[.H13];[.H14])" office:value-type="float" office:value="0.96">
            <text:p>0.96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6">02/26/2012</text:date>, <text:time>21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6H39M08S</meta:editing-duration>
    <meta:editing-cycles>13</meta:editing-cycles>
    <meta:generator>OpenOffice.org/3.2$Unix OpenOffice.org_project/320m12$Build-9483</meta:generator>
    <dc:date>2012-02-26T21:46:05</dc:date>
    <meta:document-statistic meta:table-count="3" meta:cell-count="148" meta:object-count="0"/>
    <meta:user-defined meta:name="Info 1"/>
    <meta:user-defined meta:name="Info 2"/>
    <meta:user-defined meta:name="Info 3"/>
    <meta:user-defined meta:name="Info 4"/>
  </office:meta>
</office:document-meta>
</file>